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000099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2"/>
          <table:table-cell table:style-name="ce3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7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17" table:style-name="ce1" office:value-type="float" office:value="23" calcext:value-type="float">
            <text:p>23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0:47.1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2:35.153000000</dc:date>
    <meta:editing-duration>PT18H47M55S</meta:editing-duration>
    <meta:editing-cycles>21</meta:editing-cycles>
    <meta:generator>LibreOffice/5.1.3.2$Windows_x86 LibreOffice_project/644e4637d1d8544fd9f56425bd6cec110e49301b</meta:generator>
    <meta:document-statistic meta:table-count="1" meta:cell-count="246" meta:object-count="0"/>
  </office:meta>
</office:document-meta>
</file>